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width="0.1cm" svg:stroke-color="#808080" draw:marker-start-width="0.35cm" draw:marker-end-width="0.35cm" draw:fill="solid" draw:fill-color="#eeeeee" draw:textarea-horizontal-align="justify" draw:textarea-vertical-align="middle" draw:auto-grow-height="false" fo:padding-top="0.175cm" fo:padding-bottom="0.175cm" fo:padding-left="0.3cm" fo:padding-right="0.3cm"/>
    </style:style>
    <style:style style:name="gr2" style:family="graphic" style:parent-style-name="standard">
      <style:graphic-properties svg:stroke-color="#000000" draw:fill="solid" draw:fill-color="#ccffff" draw:textarea-horizontal-align="justify" draw:textarea-vertical-align="middle" draw:auto-grow-height="false"/>
    </style:style>
    <style:style style:name="gr3" style:family="graphic" style:parent-style-name="standard">
      <style:graphic-properties svg:stroke-color="#000000" draw:fill="solid" draw:fill-color="#00ccff" draw:textarea-horizontal-align="justify" draw:textarea-vertical-align="middle" draw:auto-grow-height="false"/>
    </style:style>
    <style:style style:name="gr4" style:family="graphic" style:parent-style-name="standard">
      <style:graphic-properties svg:stroke-color="#000000" draw:fill="solid" draw:fill-color="#ff420e" draw:textarea-horizontal-align="justify" draw:textarea-vertical-align="middle" draw:auto-grow-height="false"/>
    </style:style>
    <style:style style:name="gr5" style:family="graphic" style:parent-style-name="standard">
      <style:graphic-properties svg:stroke-color="#000000" draw:fill="solid" draw:fill-color="#aecf00" draw:textarea-horizontal-align="justify" draw:textarea-vertical-align="middle" draw:auto-grow-height="false"/>
    </style:style>
    <style:style style:name="gr6" style:family="graphic" style:parent-style-name="standard">
      <style:graphic-properties svg:stroke-color="#000000" draw:marker-end="Arrow" draw:fill="solid" draw:fill-color="#00ccff" draw:textarea-horizontal-align="justify" draw:textarea-vertical-align="middle" draw:auto-grow-height="false"/>
    </style:style>
    <style:style style:name="gr7" style:family="graphic" style:parent-style-name="standard">
      <style:graphic-properties svg:stroke-color="#000000" draw:marker-end="Arrow" draw:fill="solid" draw:fill-color="#ffff99" draw:textarea-horizontal-align="justify" draw:textarea-vertical-align="middle" draw:auto-grow-height="false"/>
    </style:style>
    <style:style style:name="gr8" style:family="graphic" style:parent-style-name="standard">
      <style:graphic-properties svg:stroke-width="0.1cm" svg:stroke-color="#000000" draw:marker-start-width="0.35cm" draw:marker-end="Arrow" draw:marker-end-width="0.35cm" draw:textarea-vertical-align="middle" fo:padding-top="0.175cm" fo:padding-bottom="0.175cm" fo:padding-left="0.3cm" fo:padding-right="0.3cm"/>
    </style:style>
    <style:style style:name="gr9" style:family="graphic" style:parent-style-name="standard">
      <style:graphic-properties svg:stroke-color="#000000" draw:marker-end="Arrow" draw:fill="solid" draw:fill-color="#ff950e" draw:textarea-horizontal-align="justify" draw:textarea-vertical-align="middle" draw:auto-grow-height="false"/>
    </style:style>
    <style:style style:name="gr10" style:family="graphic" style:parent-style-name="standard">
      <style:graphic-properties svg:stroke-width="0.1cm" svg:stroke-color="#666666" draw:marker-start-width="0.35cm" draw:marker-end="" draw:marker-end-width="0.35cm" draw:fill="solid" draw:fill-color="#ffffff" draw:textarea-horizontal-align="justify" draw:textarea-vertical-align="middle" draw:auto-grow-height="false" fo:min-height="0cm" fo:min-width="0cm" fo:padding-top="0.175cm" fo:padding-bottom="0.175cm" fo:padding-left="0.3cm" fo:padding-right="0.3cm" fo:wrap-option="no-wrap"/>
    </style:style>
    <style:style style:name="gr11" style:family="graphic" style:parent-style-name="standard">
      <style:graphic-properties svg:stroke-width="0.1cm" svg:stroke-color="#000000" draw:marker-start="Arrow" draw:marker-start-width="0.35cm" draw:marker-end="Arrow" draw:marker-end-width="0.35cm" draw:textarea-vertical-align="middle" fo:padding-top="0.175cm" fo:padding-bottom="0.175cm" fo:padding-left="0.3cm" fo:padding-right="0.3cm"/>
    </style:style>
    <style:style style:name="gr12" style:family="graphic" style:parent-style-name="standard">
      <style:graphic-properties svg:stroke-width="0.1cm" svg:stroke-color="#000000" draw:marker-start-width="0.35cm" draw:marker-end="" draw:marker-end-width="0.35cm" draw:fill="solid" draw:fill-color="#ffffff" draw:textarea-horizontal-align="justify" draw:textarea-vertical-align="middle" draw:auto-grow-height="false" fo:padding-top="0.175cm" fo:padding-bottom="0.175cm" fo:padding-left="0.3cm" fo:padding-right="0.3cm"/>
    </style:style>
    <style:style style:name="gr13" style:family="graphic" style:parent-style-name="standard">
      <style:graphic-properties svg:stroke-color="#333333" draw:fill="solid" draw:fill-color="#ff420e" draw:textarea-horizontal-align="justify" draw:textarea-vertical-align="middle" draw:auto-grow-height="false"/>
    </style:style>
    <style:style style:name="gr14" style:family="graphic" style:parent-style-name="standard">
      <style:graphic-properties draw:stroke="dash" draw:stroke-dash="Ultrafine_20_Dotted_20__28_var_29_" svg:stroke-width="0.1cm" svg:stroke-color="#000000" draw:marker-start="Arrow" draw:marker-start-width="0.35cm" draw:marker-end="Arrow" draw:marker-end-width="0.35cm" draw:textarea-vertical-align="middle" fo:padding-top="0.175cm" fo:padding-bottom="0.175cm" fo:padding-left="0.3cm" fo:padding-right="0.3cm"/>
    </style:style>
    <style:style style:name="P1" style:family="paragraph">
      <style:paragraph-properties fo:text-align="center"/>
    </style:style>
    <style:style style:name="P2" style:family="paragraph">
      <style:paragraph-properties fo:text-align="center"/>
      <style:text-properties fo:font-size="16pt" style:font-size-asian="16pt" style:font-size-complex="16pt"/>
    </style:style>
    <style:style style:name="P3" style:family="paragraph">
      <style:paragraph-properties fo:text-align="center"/>
      <style:text-properties fo:font-size="14pt" style:font-size-asian="14pt" style:font-size-complex="14pt"/>
    </style:style>
    <style:style style:name="P4" style:family="paragraph">
      <style:paragraph-properties fo:text-align="center"/>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size="16pt" style:font-size-asian="16pt" style:font-size-complex="16pt"/>
    </style:style>
    <style:style style:name="T3" style:family="text">
      <style:text-properties fo:font-size="14pt" style:font-size-asian="14pt" style:font-size-complex="14pt"/>
    </style:style>
    <style:style style:name="T4"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1.146cm" svg:height="14.1cm" svg:x="3.1cm" svg:y="1.7cm">
          <text:p text:style-name="P1"><text:span text:style-name="T1">Physical Server</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draw:enhanced-geometry svg:viewBox="0 0 21600 21600" draw:type="rectangle" draw:enhanced-path="M 0 0 L 21600 0 21600 21600 0 21600 0 0 Z N"/>
        </draw:custom-shape>
        <draw:custom-shape draw:style-name="gr2" draw:text-style-name="P1" draw:layer="layout" svg:width="15.32cm" svg:height="8.426cm" svg:x="8.58cm" svg:y="3.311cm">
          <text:p/>
          <draw:enhanced-geometry svg:viewBox="0 0 21600 21600" draw:type="rectangle" draw:enhanced-path="M 0 0 L 21600 0 21600 21600 0 21600 0 0 Z N"/>
        </draw:custom-shape>
        <draw:custom-shape draw:style-name="gr3" draw:text-style-name="P1" xml:id="id4" draw:id="id4" draw:layer="layout" svg:width="15.32cm" svg:height="1.363cm" svg:x="8.58cm" svg:y="11.737cm">
          <text:p text:style-name="P1">Docker</text:p>
          <draw:enhanced-geometry svg:viewBox="0 0 21600 21600" draw:type="rectangle" draw:enhanced-path="M 0 0 L 21600 0 21600 21600 0 21600 0 0 Z N"/>
        </draw:custom-shape>
        <draw:custom-shape draw:style-name="gr4" draw:text-style-name="P1" xml:id="id12" draw:id="id12" draw:layer="layout" svg:width="3.345cm" svg:height="3.386cm" svg:x="10.3cm" svg:y="5.914cm">
          <text:p text:style-name="P1">volum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2" xml:id="id13" draw:id="id13" draw:layer="layout" svg:width="5.824cm" svg:height="2.518cm" svg:x="16.938cm" svg:y="8.582cm">
          <text:p text:style-name="P1"><text:span text:style-name="T2">database</text:span></text:p>
          <text:p text:style-name="P1"><text:span text:style-name="T2">container</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 draw:text-style-name="P2" xml:id="id6" draw:id="id6" draw:layer="layout" svg:width="5.824cm" svg:height="2.7cm" svg:x="16.938cm" svg:y="4.1cm">
          <text:p text:style-name="P1"><text:span text:style-name="T2">webserver</text:span></text:p>
          <text:p text:style-name="P1"><text:span text:style-name="T2">container</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20.074cm" svg:height="4.213cm" svg:x="4cm" svg:y="17.387cm">
          <text:p text:style-name="P1"><text:span text:style-name="T1">Sysadmin Desktop</text:span></text:p>
          <text:p text:style-name="P1"/>
          <text:p text:style-name="P1"/>
          <text:p text:style-name="P1"/>
          <text:p text:style-name="P1"/>
          <draw:enhanced-geometry svg:viewBox="0 0 21600 21600" draw:mirror-horizontal="false" draw:mirror-vertical="false" draw:type="rectangle" draw:enhanced-path="M 0 0 L 21600 0 21600 21600 0 21600 0 0 Z N"/>
        </draw:custom-shape>
        <draw:custom-shape draw:style-name="gr1" draw:text-style-name="P1" draw:layer="layout" svg:width="7.063cm" svg:height="5.452cm" svg:x="29.037cm" svg:y="17cm">
          <text:p text:style-name="P1"><text:span text:style-name="T1">Docker Registry</text:span></text:p>
          <text:p text:style-name="P1"/>
          <text:p text:style-name="P1"/>
          <text:p text:style-name="P1"/>
          <text:p text:style-name="P1"/>
          <text:p text:style-name="P1"/>
          <draw:enhanced-geometry svg:viewBox="0 0 21600 21600" draw:mirror-horizontal="false" draw:mirror-vertical="false" draw:type="rectangle" draw:enhanced-path="M 0 0 L 21600 0 21600 21600 0 21600 0 0 Z N"/>
        </draw:custom-shape>
        <draw:custom-shape draw:style-name="gr6" draw:text-style-name="P1" xml:id="id2" draw:id="id2" draw:layer="layout" svg:width="9.308cm" svg:height="1.363cm" svg:x="13.898cm" svg:y="19.37cm">
          <text:p text:style-name="P1">Ansible</text:p>
          <draw:enhanced-geometry svg:viewBox="0 0 21600 21600" draw:mirror-horizontal="false" draw:mirror-vertical="false" draw:type="rectangle" draw:enhanced-path="M 0 0 L 21600 0 21600 21600 0 21600 0 0 Z N"/>
        </draw:custom-shape>
        <draw:custom-shape draw:style-name="gr7" draw:text-style-name="P3" xml:id="id1" draw:id="id1" draw:layer="layout" svg:width="4.337cm" svg:height="1.115cm" svg:x="4.743cm" svg:y="19.494cm">
          <text:p text:style-name="P1"><text:span text:style-name="T3">playbook.yml</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8" draw:text-style-name="P1" draw:layer="layout" svg:x1="9.08cm" svg:y1="20.052cm" svg:x2="13.898cm" svg:y2="20.051cm" draw:start-shape="id1" draw:start-glue-point="7" draw:end-shape="id2" draw:end-glue-point="3" svg:d="M9080 20052h2409v-1h2409" svg:viewBox="0 0 4819 2">
          <text:p/>
        </draw:connector>
        <draw:custom-shape draw:style-name="gr9" draw:text-style-name="P1" xml:id="id3" draw:id="id3" draw:layer="layout" svg:width="4.461cm" svg:height="2.478cm" svg:x="30.338cm" svg:y="18.859cm">
          <text:p text:style-name="P1">Docker</text:p>
          <text:p text:style-name="P1">im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1" draw:layer="layout" svg:x1="30.338cm" svg:y1="20.098cm" svg:x2="23.9cm" svg:y2="12.418cm" draw:start-shape="id3" draw:start-glue-point="3" draw:end-shape="id4" draw:end-glue-point="1" svg:d="M30338 20098h-3219v-7680h-3219" svg:viewBox="0 0 6439 7681">
          <text:p/>
        </draw:connector>
        <draw:custom-shape draw:style-name="gr3" draw:text-style-name="P1" draw:layer="layout" svg:width="20.5cm" svg:height="1.763cm" svg:x="3.4cm" svg:y="13.737cm">
          <text:p text:style-name="P1"/>
          <text:p text:style-name="P1">Python + docker-py</text:p>
          <draw:enhanced-geometry svg:viewBox="0 0 21600 21600" draw:type="rectangle" draw:enhanced-path="M 0 0 L 21600 0 21600 21600 0 21600 0 0 Z N"/>
        </draw:custom-shape>
        <draw:connector draw:style-name="gr8" draw:text-style-name="P1" draw:layer="layout" draw:line-skew="-0.542cm" svg:x1="18.552cm" svg:y1="19.37cm" svg:x2="5.211cm" svg:y2="10.314cm" draw:start-shape="id2" draw:start-glue-point="0" draw:end-shape="id5" draw:end-glue-point="7" svg:d="M18552 19370v-5070h-13341v-3986" svg:viewBox="0 0 13342 9057">
          <text:p/>
        </draw:connector>
        <draw:connector draw:style-name="gr8" draw:text-style-name="P1" draw:layer="layout" draw:line-skew="-1.934cm" svg:x1="18.552cm" svg:y1="19.37cm" svg:x2="16.24cm" svg:y2="13.1cm" draw:start-shape="id2" draw:end-shape="id4" draw:end-glue-point="2" svg:d="M18552 19370v-5070h-2312v-1200" svg:viewBox="0 0 2313 6271">
          <text:p/>
        </draw:connector>
        <draw:custom-shape draw:style-name="gr10" draw:text-style-name="P1" xml:id="id7" draw:id="id7" draw:layer="layout" svg:width="9.886cm" svg:height="6.328cm" svg:x="28.114cm" svg:y="2.3cm">
          <text:p text:style-name="P1"/>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1" draw:text-style-name="P1" draw:layer="layout" svg:x1="22.762cm" svg:y1="5.45cm" svg:x2="28.114cm" svg:y2="5.464cm" draw:start-shape="id6" draw:start-glue-point="7" draw:end-shape="id7" draw:end-glue-point="3" svg:d="M22762 5450h2652v14h2700" svg:viewBox="0 0 5353 15">
          <text:p/>
        </draw:connector>
        <draw:custom-shape draw:style-name="gr12" draw:text-style-name="P4" draw:layer="layout" svg:width="0.9cm" svg:height="0.9cm" svg:x="25.4cm" svg:y="5cm">
          <text:p text:style-name="P1"><text:span text:style-name="T4">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4" draw:layer="layout" svg:width="0.9cm" svg:height="0.9cm" svg:x="13.4cm" svg:y="18.7cm">
          <text:p text:style-name="P1"><text:span text:style-name="T4">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4" draw:layer="layout" svg:width="0.9cm" svg:height="0.9cm" svg:x="26.4cm" svg:y="12cm">
          <text:p text:style-name="P1"><text:span text:style-name="T4">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0.074cm" svg:height="7.413cm" svg:x="4cm" svg:y="23.387cm">
          <text:p text:style-name="P1"><text:span text:style-name="T1">Developer Desktop</text:span></text:p>
          <text:p text:style-name="P1"/>
          <text:p text:style-name="P1"/>
          <text:p text:style-name="P1"/>
          <text:p text:style-name="P1"/>
          <text:p text:style-name="P1"/>
          <text:p text:style-name="P1"/>
          <text:p text:style-name="P1"/>
          <text:p text:style-name="P1"/>
          <draw:enhanced-geometry svg:viewBox="0 0 21600 21600" draw:mirror-horizontal="false" draw:mirror-vertical="false" draw:type="rectangle" draw:enhanced-path="M 0 0 L 21600 0 21600 21600 0 21600 0 0 Z N"/>
        </draw:custom-shape>
        <draw:custom-shape draw:style-name="gr7" draw:text-style-name="P3" xml:id="id8" draw:id="id8" draw:layer="layout" svg:width="4.337cm" svg:height="1.116cm" svg:x="4.743cm" svg:y="28.093cm">
          <text:p text:style-name="P1"><text:span text:style-name="T3">source code</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 xml:id="id9" draw:id="id9" draw:layer="layout" svg:width="3.498cm" svg:height="1.363cm" svg:x="13.884cm" svg:y="26.888cm">
          <text:p text:style-name="P1">Docker</text:p>
          <draw:enhanced-geometry svg:viewBox="0 0 21600 21600" draw:mirror-horizontal="false" draw:mirror-vertical="false" draw:type="rectangle" draw:enhanced-path="M 0 0 L 21600 0 21600 21600 0 21600 0 0 Z N"/>
        </draw:custom-shape>
        <draw:connector draw:style-name="gr8" draw:text-style-name="P1" draw:layer="layout" svg:x1="9.08cm" svg:y1="28.651cm" svg:x2="13.884cm" svg:y2="27.569cm" draw:start-shape="id8" draw:start-glue-point="7" draw:end-shape="id9" draw:end-glue-point="3" svg:d="M9080 28651h2402v-1082h2402" svg:viewBox="0 0 4805 1083">
          <text:p/>
        </draw:connector>
        <draw:custom-shape draw:style-name="gr9" draw:text-style-name="P1" xml:id="id10" draw:id="id10" draw:layer="layout" svg:width="4.461cm" svg:height="2.479cm" svg:x="18.845cm" svg:y="26.33cm">
          <text:p text:style-name="P1">Docker</text:p>
          <text:p text:style-name="P1">imag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1" draw:layer="layout" svg:x1="17.382cm" svg:y1="27.569cm" svg:x2="18.845cm" svg:y2="27.569cm" draw:start-shape="id9" draw:start-glue-point="1" draw:end-shape="id10" draw:end-glue-point="3" svg:d="M17382 27569h1463" svg:viewBox="0 0 1464 1">
          <text:p/>
        </draw:connector>
        <draw:custom-shape draw:style-name="gr7" draw:text-style-name="P3" xml:id="id11" draw:id="id11" draw:layer="layout" svg:width="4.337cm" svg:height="1.116cm" svg:x="4.743cm" svg:y="25.805cm">
          <text:p text:style-name="P1"><text:span text:style-name="T3">Dockerfile</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8" draw:text-style-name="P1" draw:layer="layout" svg:x1="9.08cm" svg:y1="26.363cm" svg:x2="13.884cm" svg:y2="27.569cm" draw:start-shape="id11" draw:start-glue-point="7" draw:end-shape="id9" draw:end-glue-point="3" svg:d="M9080 26363h2402v1206h2402" svg:viewBox="0 0 4805 1207">
          <text:p/>
        </draw:connector>
        <draw:custom-shape draw:style-name="gr12" draw:text-style-name="P4" draw:layer="layout" svg:width="0.9cm" svg:height="0.9cm" svg:x="13.4cm" svg:y="26.3cm">
          <text:p text:style-name="P1"><text:span text:style-name="T4">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8" draw:text-style-name="P1" draw:layer="layout" svg:x1="23.306cm" svg:y1="27.569cm" svg:x2="32.568cm" svg:y2="21.337cm" draw:start-shape="id10" draw:start-glue-point="1" draw:end-shape="id3" draw:end-glue-point="2" svg:d="M23306 27569h9262v-6232" svg:viewBox="0 0 9263 6233">
          <text:p/>
        </draw:connector>
        <draw:custom-shape draw:style-name="gr12" draw:text-style-name="P4" draw:layer="layout" svg:width="0.9cm" svg:height="0.9cm" svg:x="32.1cm" svg:y="27.1cm">
          <text:p text:style-name="P1"><text:span text:style-name="T4">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4" draw:layer="layout" svg:width="0.9cm" svg:height="0.9cm" svg:x="18.1cm" svg:y="13.9cm">
          <text:p text:style-name="P1"><text:span text:style-name="T4">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xml:id="id5" draw:id="id5" draw:layer="layout" svg:width="4.1cm" svg:height="4.4cm" svg:x="3.674cm" svg:y="5.914cm">
          <text:p text:style-name="P1">/data</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14" draw:text-style-name="P1" draw:layer="layout" draw:line-skew="0.213cm" svg:x1="7.774cm" svg:y1="7.601cm" svg:x2="10.3cm" svg:y2="7.607cm" draw:start-shape="id5" draw:start-glue-point="9" draw:end-shape="id12" draw:end-glue-point="6" svg:d="M7774 7601h1476v6h1050" svg:viewBox="0 0 2527 7">
          <text:p/>
        </draw:connector>
        <draw:custom-shape draw:style-name="gr12" draw:text-style-name="P4" draw:layer="layout" svg:width="0.9cm" svg:height="0.9cm" svg:x="8.5cm" svg:y="6.5cm">
          <text:p text:style-name="P1"><text:span text:style-name="T4">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svg:x1="19.85cm" svg:y1="8.582cm" svg:x2="19.85cm" svg:y2="6.8cm" draw:start-shape="id13" draw:start-glue-point="4" draw:end-shape="id6" draw:end-glue-point="6" svg:d="M19850 8582v-1782" svg:viewBox="0 0 1 1783">
          <text:p/>
        </draw:connector>
        <draw:connector draw:style-name="gr11" draw:text-style-name="P1" draw:layer="layout" svg:x1="16.938cm" svg:y1="9.841cm" svg:x2="13.645cm" svg:y2="7.607cm" draw:start-shape="id13" draw:start-glue-point="5" draw:end-shape="id12" draw:end-glue-point="8" svg:d="M16938 9841h-1646v-2234h-1647" svg:viewBox="0 0 3294 2235">
          <text:p/>
        </draw:connector>
        <draw:custom-shape draw:style-name="gr12" draw:text-style-name="P4" draw:layer="layout" svg:width="0.9cm" svg:height="0.9cm" svg:x="14.9cm" svg:y="9.4cm">
          <text:p text:style-name="P1"><text:span text:style-name="T4">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4" draw:layer="layout" svg:width="0.9cm" svg:height="0.9cm" svg:x="20.1cm" svg:y="7.2cm">
          <text:p text:style-name="P1"><text:span text:style-name="T4">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33.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12T13:26:41.558803792</meta:creation-date>
    <dc:date>2016-01-12T15:45:16.034031312</dc:date>
    <meta:editing-duration>PT55M50S</meta:editing-duration>
    <meta:editing-cycles>15</meta:editing-cycles>
    <meta:generator>LibreOffice/4.2.8.2$Linux_X86_64 LibreOffice_project/420m0$Build-2</meta:generator>
    <meta:document-statistic meta:object-count="40"/>
  </office:meta>
</office:document-meta>
</file>